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7c6c" officeooo:paragraph-rsid="000d7c6c"/>
    </style:style>
    <style:style style:name="P2" style:family="paragraph" style:parent-style-name="Standard">
      <style:paragraph-properties fo:text-align="start" style:justify-single-word="false"/>
      <style:text-properties officeooo:rsid="000d7c6c" officeooo:paragraph-rsid="000d7c6c"/>
    </style:style>
    <style:style style:name="P3" style:family="paragraph" style:parent-style-name="Standard">
      <style:paragraph-properties fo:text-align="start" style:justify-single-word="false"/>
      <style:text-properties officeooo:paragraph-rsid="000f1dcf"/>
    </style:style>
    <style:style style:name="P4" style:family="paragraph" style:parent-style-name="Standard">
      <style:paragraph-properties fo:text-align="start" style:justify-single-word="false"/>
      <style:text-properties officeooo:rsid="001069a0" officeooo:paragraph-rsid="001069a0"/>
    </style:style>
    <style:style style:name="P5" style:family="paragraph" style:parent-style-name="Standard">
      <style:paragraph-properties fo:text-align="start" style:justify-single-word="false"/>
      <style:text-properties officeooo:rsid="00112446" officeooo:paragraph-rsid="00112446"/>
    </style:style>
    <style:style style:name="P6" style:family="paragraph" style:parent-style-name="Standard">
      <style:paragraph-properties fo:text-align="start" style:justify-single-word="false"/>
      <style:text-properties officeooo:rsid="0011e119" officeooo:paragraph-rsid="0011e119"/>
    </style:style>
    <style:style style:name="P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2f1fb" officeooo:paragraph-rsid="0012f1f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officeooo:rsid="00121555" officeooo:paragraph-rsid="00121555"/>
    </style:style>
    <style:style style:name="P9" style:family="paragraph" style:parent-style-name="Standard" style:list-style-name="L1">
      <style:paragraph-properties fo:text-align="start" style:justify-single-word="false"/>
      <style:text-properties officeooo:rsid="000d7c6c" officeooo:paragraph-rsid="000d7c6c"/>
    </style:style>
    <style:style style:name="P10" style:family="paragraph" style:parent-style-name="Standard" style:list-style-name="L1">
      <style:paragraph-properties fo:text-align="start" style:justify-single-word="false"/>
      <style:text-properties officeooo:rsid="000e6d60" officeooo:paragraph-rsid="000e6d60"/>
    </style:style>
    <style:style style:name="P11" style:family="paragraph" style:parent-style-name="Standard" style:list-style-name="L1">
      <style:paragraph-properties fo:text-align="start" style:justify-single-word="false"/>
      <style:text-properties officeooo:rsid="000f1dcf" officeooo:paragraph-rsid="000f1dcf"/>
    </style:style>
    <style:style style:name="P12" style:family="paragraph" style:parent-style-name="Standard" style:list-style-name="L2">
      <style:paragraph-properties fo:text-align="start" style:justify-single-word="false"/>
      <style:text-properties officeooo:rsid="001069a0" officeooo:paragraph-rsid="001069a0"/>
    </style:style>
    <style:style style:name="P13" style:family="paragraph" style:parent-style-name="Standard" style:list-style-name="L2">
      <style:paragraph-properties fo:text-align="start" style:justify-single-word="false"/>
      <style:text-properties officeooo:rsid="001113c7" officeooo:paragraph-rsid="001113c7"/>
    </style:style>
    <style:style style:name="P14" style:family="paragraph" style:parent-style-name="Standard" style:list-style-name="L3">
      <style:paragraph-properties fo:text-align="start" style:justify-single-word="false"/>
      <style:text-properties officeooo:rsid="00112446" officeooo:paragraph-rsid="00112446"/>
    </style:style>
    <style:style style:name="P15" style:family="paragraph" style:parent-style-name="Standard" style:list-style-name="L4">
      <style:paragraph-properties fo:text-align="start" style:justify-single-word="false"/>
      <style:text-properties officeooo:rsid="0011e119" officeooo:paragraph-rsid="0011e119"/>
    </style:style>
    <style:style style:name="P16" style:family="paragraph" style:parent-style-name="Standard" style:list-style-name="L4">
      <style:paragraph-properties fo:text-align="start" style:justify-single-word="false"/>
      <style:text-properties officeooo:paragraph-rsid="0011e119"/>
    </style:style>
    <style:style style:name="P17" style:family="paragraph" style:parent-style-name="Standard">
      <style:paragraph-properties fo:text-align="start" style:justify-single-word="false"/>
      <style:text-properties officeooo:paragraph-rsid="0012f1fb"/>
    </style:style>
    <style:style style:name="P18" style:family="paragraph" style:parent-style-name="Standard" style:list-style-name="L4">
      <style:paragraph-properties fo:text-align="start" style:justify-single-word="false"/>
      <style:text-properties fo:font-variant="normal" fo:text-transform="none" fo:color="#222222" style:font-name="Liberation Serif" fo:font-size="12pt" fo:letter-spacing="normal" fo:font-style="normal" fo:font-weight="normal" officeooo:rsid="0011e119" officeooo:paragraph-rsid="0011e119"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officeooo:rsid="00121555" officeooo:paragraph-rsid="00121555"/>
    </style:style>
    <style:style style:name="P20" style:family="paragraph" style:parent-style-name="Standard" style:list-style-name="L5">
      <style:paragraph-properties fo:text-align="start" style:justify-single-word="false"/>
      <style:text-properties officeooo:rsid="0012f1fb" officeooo:paragraph-rsid="0012f1fb"/>
    </style:style>
    <style:style style:name="P21" style:family="paragraph" style:parent-style-name="Standard">
      <style:paragraph-properties fo:text-align="start" style:justify-single-word="false"/>
      <style:text-properties officeooo:rsid="0012f1fb" officeooo:paragraph-rsid="0012f1fb"/>
    </style:style>
    <style:style style:name="P22" style:family="paragraph" style:parent-style-name="Standard">
      <style:paragraph-properties fo:text-align="start" style:justify-single-word="false"/>
      <style:text-properties officeooo:rsid="0018d1af" officeooo:paragraph-rsid="0018d1af"/>
    </style:style>
    <style:style style:name="T1" style:family="text">
      <style:text-properties officeooo:rsid="000f1dcf"/>
    </style:style>
    <style:style style:name="T2" style:family="text">
      <style:text-properties officeooo:rsid="001069a0"/>
    </style:style>
    <style:style style:name="T3" style:family="text">
      <style:text-properties officeooo:rsid="0011e119"/>
    </style:style>
    <style:style style:name="T4" style:family="text">
      <style:text-properties fo:font-variant="normal" fo:text-transform="none" fo:color="#222222" style:font-name="Liberation Serif" fo:font-size="12pt" fo:letter-spacing="normal" fo:font-style="normal" fo:font-weight="normal" officeooo:rsid="0011e119" style:font-size-asian="12pt" style:font-weight-asian="normal" style:font-size-complex="12pt" style:font-weight-complex="normal"/>
    </style:style>
    <style:style style:name="T5" style:family="text">
      <style:text-properties fo:font-variant="normal" fo:text-transform="none" fo:color="#222222" style:font-name="Liberation Serif" fo:font-size="12pt" fo:letter-spacing="normal" fo:font-style="normal" fo:font-weight="normal" officeooo:rsid="0012f1fb" style:font-size-asian="12pt" style:font-weight-asian="normal" style:font-size-complex="12pt" style:font-weight-complex="normal"/>
    </style:style>
    <style:style style:name="T6" style:family="text">
      <style:text-properties fo:font-variant="normal" fo:text-transform="none" fo:color="#222222" style:font-name="Liberation Serif" fo:font-size="12pt" fo:letter-spacing="normal" fo:font-style="normal" fo:font-weight="normal" officeooo:rsid="001845d3" style:font-size-asian="12pt" style:font-weight-asian="normal" style:font-size-complex="12pt" style:font-weight-complex="normal"/>
    </style:style>
    <style:style style:name="T7" style:family="text">
      <style:text-properties fo:font-variant="normal" fo:text-transform="none" fo:color="#222222" style:font-name="Liberation Serif" fo:font-size="12pt" fo:letter-spacing="normal" fo:font-style="normal" fo:font-weight="bold" officeooo:rsid="0011e119" style:font-size-asian="12pt" style:font-weight-asian="bold" style:font-size-complex="12pt" style:font-weight-complex="bold"/>
    </style:style>
    <style:style style:name="T8" style:family="text">
      <style:text-properties officeooo:rsid="0012f1fb"/>
    </style:style>
    <style:style style:name="T9" style:family="text">
      <style:text-properties officeooo:rsid="00167d92"/>
    </style:style>
    <style:style style:name="T10" style:family="text">
      <style:text-properties officeooo:rsid="0016f7f2"/>
    </style:style>
    <style:style style:name="T11" style:family="text">
      <style:text-properties officeooo:rsid="00185c28"/>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Sheet 1</text:p>
      <text:p text:style-name="P1"/>
      <text:p text:style-name="P2">1.</text:p>
      <text:list xml:id="list2863346629" text:style-name="L1">
        <text:list-item>
          <text:p text:style-name="P9">False. The make program can compile source code of languages different from C.</text:p>
        </text:list-item>
        <text:list-item>
          <text:p text:style-name="P10">Gcc -Wall enables all compiler’s warning messages, as such, it should be used in order to generate better code.</text:p>
        </text:list-item>
        <text:list-item>
          <text:p text:style-name="P11">Done in code</text:p>
        </text:list-item>
      </text:list>
      <text:p text:style-name="P3"/>
      <text:p text:style-name="P3"><text:span text:style-name="T1">2. Dynamic linking programs </text:span><text:span text:style-name="T2">are</text:span><text:span text:style-name="T1"> much more space efficient, since it allows to load the system libraries into memory only once </text:span><text:span text:style-name="T2">(the dependencies are not loaded into the executable, instead they ocurr at runtime). However, dynamic linked programs take a longer time to run, since they need to copy the dependencies that are not being used by other programs at runtime.</text:span></text:p>
      <text:p text:style-name="P3"/>
      <text:p text:style-name="P4">3.</text:p>
      <text:list xml:id="list885950886" text:style-name="L2">
        <text:list-item>
          <text:p text:style-name="P12">No. this service registers a function to be called at a normal process termination i.e either via exit() or via return from the program’s main().</text:p>
        </text:list-item>
        <text:list-item>
          <text:p text:style-name="P13">Done in code.</text:p>
        </text:list-item>
        <text:list-item>
          <text:p text:style-name="P13"/>
        </text:list-item>
      </text:list>
      <text:p text:style-name="P5">5.</text:p>
      <text:list xml:id="list3214045827" text:style-name="L3">
        <text:list-item>
          <text:p text:style-name="P14">Done in code</text:p>
        </text:list-item>
        <text:list-item>
          <text:p text:style-name="P14">Done in code</text:p>
        </text:list-item>
        <text:list-item>
          <text:p text:style-name="P14">Done in code ( export KEY=VALUE / unset KEY)</text:p>
        </text:list-item>
      </text:list>
      <text:p text:style-name="P6"/>
      <text:p text:style-name="P6">6.</text:p>
      <text:list xml:id="list2163839631" text:style-name="L4">
        <text:list-item>
          <text:p text:style-name="P15">Done in code</text:p>
        </text:list-item>
        <text:list-item>
          <text:p text:style-name="P16"><text:span text:style-name="T4">Done in code. </text:span><text:span text:style-name="T3">To ensure the msg are outputted to the standard error (stderr): use </text:span><text:span text:style-name="T7">main 2&gt; errorsfile. </text:span><text:span text:style-name="T4">This redirects the errors to the errorsfile.</text:span></text:p>
        </text:list-item>
        <text:list-item>
          <text:p text:style-name="P18">Done in code</text:p>
        </text:list-item>
      </text:list>
      <text:p text:style-name="P17"><text:span text:style-name="T5">7. </text:span><text:span text:style-name="T6">The two main functions of an operating system are the management of computer resources such as CPU, memory, RAM, keyboard, etc. Furthermore, the second function is the execution of services provided by application software.</text:span></text:p>
      <text:p text:style-name="P7">8. <text:span text:style-name="T11">time sharing?</text:span> </text:p>
      <text:p text:style-name="P8"><text:span text:style-name="T8">9</text:span>.</text:p>
      <text:list xml:id="list3889835005" text:style-name="L5">
        <text:list-item>
          <text:p text:style-name="P19">The read operation can be performed in user mode. While the write operation only in kernel mode.</text:p>
        </text:list-item>
        <text:list-item>
          <text:p text:style-name="P20">Tbd</text:p>
        </text:list-item>
      </text:list>
      <text:p text:style-name="P21">10. <text:span text:style-name="T9">Done in code + run (time ./main). Haven’t figured out the format </text:span><text:span text:style-name="T10">flag</text:span></text:p>
      <text:p text:style-name="P22">11. Done in code</text:p>
      <text:p text:style-name="P22">12. Done in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0T09:53:42.413219700</meta:creation-date>
    <dc:date>2021-02-17T11:04:05.684864143</dc:date>
    <meta:editing-duration>PT2H46M47S</meta:editing-duration>
    <meta:editing-cycles>8</meta:editing-cycles>
    <meta:generator>LibreOffice/6.4.6.2$Linux_X86_64 LibreOffice_project/40$Build-2</meta:generator>
    <meta:document-statistic meta:table-count="0" meta:image-count="0" meta:object-count="0" meta:page-count="1" meta:paragraph-count="26" meta:word-count="270" meta:character-count="1464" meta:non-whitespace-character-count="1232"/>
  </office:meta>
</office:document-meta>
</file>